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d26da" officeooo:paragraph-rsid="000d26d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d26da" officeooo:paragraph-rsid="000d26d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111edd" officeooo:paragraph-rsid="00111edd" style:font-size-asian="8.75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</text:p>
      <text:p text:style-name="P2"/>
      <text:p text:style-name="P3">hel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20:11:03.620952677</meta:creation-date>
    <dc:date>2023-02-12T20:52:27.119166902</dc:date>
    <meta:editing-duration>PT28M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" meta:character-count="8" meta:non-whitespace-character-count="8"/>
  </office:meta>
</office:document-meta>
</file>